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565773" style:font-weight-asian="normal" style:font-weight-complex="normal"/>
    </style:style>
    <style:style style:name="P3" style:family="paragraph" style:parent-style-name="Standard">
      <style:text-properties fo:font-weight="normal" officeooo:rsid="00574541" officeooo:paragraph-rsid="00574541" style:font-weight-asian="normal" style:font-weight-complex="normal"/>
    </style:style>
    <style:style style:name="P4" style:family="paragraph" style:parent-style-name="Standard">
      <style:text-properties style:font-name="Liberation Serif" fo:font-weight="normal" officeooo:paragraph-rsid="0004bfe9" style:font-weight-asian="normal" style:font-weight-complex="normal"/>
    </style:style>
    <style:style style:name="P5" style:family="paragraph" style:parent-style-name="Standard">
      <style:text-properties style:font-name="Liberation Serif" fo:font-weight="normal" officeooo:paragraph-rsid="000e1b21" style:font-weight-asian="normal" style:font-weight-complex="normal"/>
    </style:style>
    <style:style style:name="P6" style:family="paragraph" style:parent-style-name="Standard">
      <style:text-properties style:font-name="Liberation Serif" fo:font-weight="normal" officeooo:rsid="000e1b21" officeooo:paragraph-rsid="000e1b21" style:font-weight-asian="normal" style:font-weight-complex="normal"/>
    </style:style>
    <style:style style:name="P7" style:family="paragraph" style:parent-style-name="Standard">
      <style:text-properties style:font-name="Liberation Serif" fo:font-weight="normal" officeooo:rsid="001745e6" officeooo:paragraph-rsid="001745e6" style:font-weight-asian="normal" style:font-weight-complex="normal"/>
    </style:style>
    <style:style style:name="P8" style:family="paragraph" style:parent-style-name="Standard">
      <style:text-properties style:font-name="Liberation Serif" fo:font-weight="normal" officeooo:rsid="001c1dfa" officeooo:paragraph-rsid="001c1dfa" style:font-weight-asian="normal" style:font-weight-complex="normal"/>
    </style:style>
    <style:style style:name="P9" style:family="paragraph" style:parent-style-name="Standard">
      <style:text-properties style:font-name="Liberation Serif" fo:font-style="normal" style:text-underline-style="none" fo:font-weight="bold" officeooo:paragraph-rsid="00565773" style:font-style-asian="normal" style:font-weight-asian="bold" style:font-style-complex="normal" style:font-weight-complex="bold"/>
    </style:style>
    <style:style style:name="P10" style:family="paragraph" style:parent-style-name="Standard">
      <style:text-properties style:font-name="Liberation Serif" fo:font-style="italic" officeooo:paragraph-rsid="0004bfe9" style:font-style-asian="italic" style:font-style-complex="italic"/>
    </style:style>
    <style:style style:name="P11" style:family="paragraph" style:parent-style-name="Standard">
      <style:text-properties style:font-name="Liberation Serif" fo:font-style="italic" officeooo:paragraph-rsid="004a8e60" style:font-style-asian="italic" style:font-style-complex="italic"/>
    </style:style>
    <style:style style:name="P12" style:family="paragraph" style:parent-style-name="Standard">
      <style:text-properties style:font-name="Liberation Serif" fo:font-style="italic" officeooo:paragraph-rsid="00565773" style:font-style-asian="italic" style:font-style-complex="italic"/>
    </style:style>
    <style:style style:name="P13" style:family="paragraph" style:parent-style-name="Standard">
      <style:text-properties style:font-name="Liberation Serif" officeooo:paragraph-rsid="0004bfe9"/>
    </style:style>
    <style:style style:name="P14"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paragraph-rsid="004a8e60"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paragraph-rsid="00565773" style:font-size-asian="12pt" style:font-weight-asian="normal" style:font-size-complex="12pt" style:font-weight-complex="normal"/>
    </style:style>
    <style:style style:name="P18" style:family="paragraph" style:parent-style-name="Standard">
      <style:text-properties style:font-name="Liberation Serif" officeooo:paragraph-rsid="00565773"/>
    </style:style>
    <style:style style:name="P19" style:family="paragraph" style:parent-style-name="Standard">
      <style:text-properties officeooo:paragraph-rsid="0004bfe9"/>
    </style:style>
    <style:style style:name="P20"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12c09b7"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2f7d0f"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70db2"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italic" fo:font-weight="normal" officeooo:rsid="003be2bf"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5" style:family="paragraph" style:parent-style-name="Standard">
      <style:text-properties fo:color="#000000" style:font-name="Liberation Serif" fo:font-style="italic" fo:font-weight="normal" officeooo:rsid="0030896a"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6" style:family="paragraph" style:parent-style-name="Standard">
      <style:text-properties fo:color="#000000" style:font-name="Liberation Serif" fo:font-style="normal" fo:font-weight="normal" officeooo:rsid="0025aa94"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2e26b4"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fo:color="#000000" style:font-name="Liberation Serif" fo:font-style="normal" fo:font-weight="normal" officeooo:rsid="00370db2"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9" style:family="paragraph" style:parent-style-name="Standard">
      <style:text-properties fo:color="#000000" style:font-name="Liberation Serif" fo:font-style="normal" fo:font-weight="normal" officeooo:rsid="0035edde"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4301c9"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normal" fo:font-weight="normal" officeooo:rsid="00483c4b"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2" style:family="paragraph" style:parent-style-name="Standard">
      <style:text-properties fo:color="#000000" style:font-name="Liberation Serif" fo:font-style="normal" fo:font-weight="normal" officeooo:rsid="00370db2" officeooo:paragraph-rsid="00565773"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33" style:family="paragraph" style:parent-style-name="Standard">
      <style:text-properties fo:color="#000000" style:font-name="Liberation Serif" fo:language="en" fo:country="US" fo:font-style="normal" fo:font-weight="normal" officeooo:rsid="004e2848" officeooo:paragraph-rsid="00565773"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4" style:family="paragraph" style:parent-style-name="Standard">
      <style:text-properties fo:color="#000000" style:font-name="Liberation Serif" fo:language="en" fo:country="US" fo:font-style="italic" fo:font-weight="normal" officeooo:rsid="013f1d0c" officeooo:paragraph-rsid="0056577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5" style:family="paragraph" style:parent-style-name="Standard">
      <style:text-properties fo:color="#000000" style:font-name="Liberation Serif" fo:font-size="12pt" fo:font-style="normal" fo:font-weight="normal" officeooo:rsid="002e26b4" officeooo:paragraph-rsid="004cd114" style:letter-kerning="true" fo:background-color="#33ff99"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6" style:family="paragraph" style:parent-style-name="Standard">
      <style:text-properties fo:color="#000000" style:font-name="Liberation Serif" fo:font-size="12pt" fo:font-style="normal" fo:font-weight="normal" officeooo:rsid="004eb4a0" officeooo:paragraph-rsid="00565773" style:letter-kerning="true" fo:background-color="transparent"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7" style:family="paragraph" style:parent-style-name="Standard">
      <style:text-properties fo:color="#000000" style:font-name="Liberation Serif" fo:font-size="12pt" fo:font-style="italic" fo:font-weight="normal" officeooo:rsid="004eb4a0" officeooo:paragraph-rsid="00565773" style:letter-kerning="true" fo:background-color="transparent" style:font-size-asian="12pt" style:language-asian="zh" style:country-asian="CN" style:font-style-asian="italic" style:font-weight-asian="normal" style:font-name-complex="FreeSerif" style:font-size-complex="12pt" style:language-complex="ar" style:country-complex="SA" style:font-style-complex="italic" style:font-weight-complex="normal"/>
    </style:style>
    <style:style style:name="P38" style:family="paragraph" style:parent-style-name="Standard">
      <style:text-properties officeooo:paragraph-rsid="001c1dfa"/>
    </style:style>
    <style:style style:name="P39" style:family="paragraph" style:parent-style-name="Standard">
      <style:text-properties fo:font-style="italic" fo:font-weight="normal" officeooo:rsid="0002e720" officeooo:paragraph-rsid="00565773" style:font-style-asian="italic" style:font-weight-asian="normal" style:font-style-complex="italic" style:font-weight-complex="normal"/>
    </style:style>
    <style:style style:name="P40" style:family="paragraph" style:parent-style-name="Standard">
      <style:text-properties officeooo:paragraph-rsid="00565773"/>
    </style:style>
    <style:style style:name="P41" style:family="paragraph" style:parent-style-name="Standard">
      <style:text-properties fo:color="#000000" style:font-name="Liberation Serif" fo:font-style="normal" fo:font-weight="normal" officeooo:rsid="0025aa94" officeooo:paragraph-rsid="005e9159"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052a76f" style:font-style-asian="normal" style:font-style-complex="normal"/>
    </style:style>
    <style:style style:name="T9" style:family="text">
      <style:text-properties fo:color="#000000" fo:font-style="normal" officeooo:rsid="0145fde6" fo:background-color="transparent" loext:char-shading-value="0" style:font-style-asian="normal" style:font-style-complex="normal"/>
    </style:style>
    <style:style style:name="T10" style:family="text">
      <style:text-properties fo:color="#000000" fo:font-style="normal" officeooo:rsid="04175f29" fo:background-color="#ffff99" loext:char-shading-value="0" style:font-style-asian="normal" style:font-style-complex="normal"/>
    </style:style>
    <style:style style:name="T11"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6"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7" style:family="text">
      <style:text-properties fo:color="#000000" style:font-name="Liberation Serif" officeooo:rsid="002ec99f" style:letter-kerning="true" style:language-asian="zh" style:country-asian="CN" style:font-name-complex="FreeSerif" style:language-complex="ar" style:country-complex="SA"/>
    </style:style>
    <style:style style:name="T28" style:family="text">
      <style:text-properties fo:color="#000000" style:font-name="Liberation Serif" officeooo:rsid="036472f2" style:letter-kerning="true" style:language-asian="zh" style:country-asian="CN" style:font-name-complex="FreeSerif" style:language-complex="ar" style:country-complex="SA"/>
    </style:style>
    <style:style style:name="T29" style:family="text">
      <style:text-properties fo:color="#000000" style:font-name="Liberation Serif" officeooo:rsid="036601c1" style:letter-kerning="true" style:language-asian="zh" style:country-asian="CN" style:font-name-complex="FreeSerif" style:language-complex="ar" style:country-complex="SA"/>
    </style:style>
    <style:style style:name="T30" style:family="text">
      <style:text-properties fo:color="#000000" style:font-name="Liberation Serif" officeooo:rsid="003d4d3a" style:letter-kerning="true" style:language-asian="zh" style:country-asian="CN" style:font-name-complex="FreeSerif" style:language-complex="ar" style:country-complex="SA"/>
    </style:style>
    <style:style style:name="T31" style:family="text">
      <style:text-properties fo:color="#000000" style:font-name="Liberation Serif" officeooo:rsid="00373bf3" style:letter-kerning="true" style:language-asian="zh" style:country-asian="CN" style:font-name-complex="FreeSerif" style:language-complex="ar" style:country-complex="SA"/>
    </style:style>
    <style:style style:name="T32" style:family="text">
      <style:text-properties fo:color="#000000" style:font-name="Liberation Serif" officeooo:rsid="0030c76c" style:letter-kerning="true" style:language-asian="zh" style:country-asian="CN" style:font-name-complex="FreeSerif" style:language-complex="ar" style:country-complex="SA"/>
    </style:style>
    <style:style style:name="T33" style:family="text">
      <style:text-properties fo:color="#000000" style:font-name="Liberation Serif" officeooo:rsid="0119d0c3" style:letter-kerning="true" style:language-asian="zh" style:country-asian="CN" style:font-name-complex="FreeSerif" style:language-complex="ar" style:country-complex="SA"/>
    </style:style>
    <style:style style:name="T34"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7"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3" style:family="text">
      <style:text-properties fo:color="#000000" style:font-name="Liberation Serif" fo:font-style="normal" fo:font-weight="normal" officeooo:rsid="004a8e60"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44" style:family="text">
      <style:text-properties fo:color="#000000" style:font-name="Liberation Serif" fo:font-style="normal" fo:font-weight="normal" officeooo:rsid="00465283"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5" style:family="text">
      <style:text-properties fo:color="#000000" style:font-name="Liberation Serif"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7"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50"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51" style:family="text">
      <style:text-properties fo:color="#000000" style:font-name="Liberation Serif" fo:font-size="12pt" fo:font-weight="normal" officeooo:rsid="00169f73" style:letter-kerning="true" style:font-size-asian="12pt" style:language-asian="zh" style:country-asian="CN" style:font-weight-asian="normal" style:font-name-complex="FreeSerif" style:font-size-complex="12pt" style:language-complex="ar" style:country-complex="SA" style:font-weight-complex="normal"/>
    </style:style>
    <style:style style:name="T52" style:family="text">
      <style:text-properties fo:color="#000000" style:font-name="Liberation Serif" fo:font-size="12pt" fo:font-weight="normal" officeooo:rsid="00471f6a" style:letter-kerning="true" style:font-size-asian="12pt" style:language-asian="zh" style:country-asian="CN" style:font-weight-asian="normal" style:font-name-complex="FreeSerif" style:font-size-complex="12pt" style:language-complex="ar" style:country-complex="SA" style:font-weight-complex="normal"/>
    </style:style>
    <style:style style:name="T53" style:family="text">
      <style:text-properties fo:color="#000000" style:font-name="Liberation Serif" fo:font-size="12pt" fo:language="en" fo:country="US" fo:font-style="normal" fo:font-weight="normal" officeooo:rsid="00471f6a" style:letter-kerning="true" fo:background-color="transparent"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4" style:family="text">
      <style:text-properties fo:color="#000000" style:font-name="Liberation Serif" fo:font-size="12pt" fo:language="en" fo:country="US" fo:font-style="normal" fo:font-weight="normal" officeooo:rsid="004cabd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5" style:family="text">
      <style:text-properties fo:color="#000000" style:font-name="Liberation Serif" fo:font-size="12pt" fo:language="en" fo:country="US" fo:font-style="normal" fo:font-weight="normal" officeooo:rsid="041a229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6" style:family="text">
      <style:text-properties fo:color="#000000" style:font-name="Liberation Serif" fo:font-size="12pt" fo:language="en" fo:country="US" fo:font-style="normal" fo:font-weight="normal" officeooo:rsid="0145fde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7" style:family="text">
      <style:text-properties fo:color="#000000" style:font-name="Liberation Serif" fo:font-size="12pt" fo:language="en" fo:country="US" fo:font-style="normal" fo:font-weight="normal" officeooo:rsid="0368758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8" style:family="text">
      <style:text-properties fo:color="#000000" style:font-name="Liberation Serif" fo:font-size="12pt" fo:language="en" fo:country="US" fo:font-style="normal" fo:font-weight="normal" officeooo:rsid="0384f73c"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9" style:family="text">
      <style:text-properties fo:color="#000000" style:font-name="Liberation Serif" fo:font-size="12pt" fo:language="en" fo:country="US" fo:font-style="normal" fo:font-weight="normal" officeooo:rsid="041b3704"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60"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68"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69"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70"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71"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72"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73"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74"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75"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76"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77" style:family="text">
      <style:text-properties fo:color="#000000" style:font-name="Liberation Serif" fo:language="en" fo:country="US" fo:font-style="normal" fo:font-weight="normal" officeooo:rsid="012bd14f"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8" style:family="text">
      <style:text-properties fo:color="#000000" style:font-name="Liberation Serif" fo:language="en" fo:country="US"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9" style:family="text">
      <style:text-properties fo:color="#000000" style:font-name="Liberation Serif" fo:language="en" fo:country="US" fo:font-style="normal" fo:font-weight="normal" officeooo:rsid="0047afbe"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0" style:family="text">
      <style:text-properties fo:color="#000000" style:font-name="Liberation Serif" fo:language="en" fo:country="US" fo:font-style="normal" fo:font-weight="normal" officeooo:rsid="004c269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1" style:family="text">
      <style:text-properties fo:color="#000000" style:font-name="Liberation Serif" fo:language="en" fo:country="US" fo:font-style="normal" fo:font-weight="normal" officeooo:rsid="004cd114"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2" style:family="text">
      <style:text-properties fo:color="#000000" style:font-name="Liberation Serif" fo:language="en" fo:country="US" fo:font-style="normal" fo:font-weight="normal" officeooo:rsid="004e284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3" style:family="text">
      <style:text-properties fo:color="#000000" style:font-name="Liberation Serif" fo:language="en" fo:country="US" fo:font-style="normal" fo:font-weight="normal" officeooo:rsid="00418421"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4" style:family="text">
      <style:text-properties fo:color="#000000" style:font-name="Liberation Serif" fo:language="en" fo:country="US" fo:font-style="normal" fo:font-weight="normal" officeooo:rsid="004cabd2"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5" style:family="text">
      <style:text-properties fo:color="#000000" style:font-name="Liberation Serif" fo:language="en" fo:country="US" fo:font-style="normal" fo:font-weight="normal" officeooo:rsid="0145fde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6" style:family="text">
      <style:text-properties fo:color="#000000" style:font-name="Liberation Serif" fo:language="en" fo:country="US" fo:font-style="normal" fo:font-weight="normal" officeooo:rsid="0368758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7" style:family="text">
      <style:text-properties fo:color="#000000" style:font-name="Liberation Serif" fo:language="en" fo:country="US" fo:font-style="normal" fo:font-weight="normal" officeooo:rsid="0384f73c"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8" style:family="text">
      <style:text-properties fo:color="#000000" style:letter-kerning="true" style:language-asian="zh" style:country-asian="CN" style:font-name-complex="FreeSerif" style:language-complex="ar" style:country-complex="SA"/>
    </style:style>
    <style:style style:name="T89" style:family="text">
      <style:text-properties fo:color="#000000" officeooo:rsid="0030c76c" style:letter-kerning="true" style:language-asian="zh" style:country-asian="CN" style:font-name-complex="FreeSerif" style:language-complex="ar" style:country-complex="SA"/>
    </style:style>
    <style:style style:name="T90" style:family="text">
      <style:text-properties fo:color="#000000" officeooo:rsid="012e0cb8" style:letter-kerning="true" style:language-asian="zh" style:country-asian="CN" style:font-name-complex="FreeSerif" style:language-complex="ar" style:country-complex="SA"/>
    </style:style>
    <style:style style:name="T91" style:family="text">
      <style:text-properties fo:color="#000000" officeooo:rsid="011a669e" style:letter-kerning="true" style:language-asian="zh" style:country-asian="CN" style:font-name-complex="FreeSerif" style:language-complex="ar" style:country-complex="SA"/>
    </style:style>
    <style:style style:name="T92" style:family="text">
      <style:text-properties fo:color="#000000" officeooo:rsid="036601c1" style:letter-kerning="true" style:language-asian="zh" style:country-asian="CN" style:font-name-complex="FreeSerif" style:language-complex="ar" style:country-complex="SA"/>
    </style:style>
    <style:style style:name="T93" style:family="text">
      <style:text-properties fo:color="#000000" officeooo:rsid="012e75ae" style:letter-kerning="true" style:language-asian="zh" style:country-asian="CN" style:font-name-complex="FreeSerif" style:language-complex="ar" style:country-complex="SA"/>
    </style:style>
    <style:style style:name="T94" style:family="text">
      <style:text-properties fo:color="#000000" officeooo:rsid="004648a2" style:letter-kerning="true" style:language-asian="zh" style:country-asian="CN" style:font-name-complex="FreeSerif" style:language-complex="ar" style:country-complex="SA"/>
    </style:style>
    <style:style style:name="T95" style:family="text">
      <style:text-properties fo:color="#000000" officeooo:rsid="03668782" style:letter-kerning="true" style:language-asian="zh" style:country-asian="CN" style:font-name-complex="FreeSerif" style:language-complex="ar" style:country-complex="SA"/>
    </style:style>
    <style:style style:name="T96" style:family="text">
      <style:text-properties fo:color="#000000" officeooo:rsid="0037023a" style:letter-kerning="true" style:language-asian="zh" style:country-asian="CN" style:font-name-complex="FreeSerif" style:language-complex="ar" style:country-complex="SA"/>
    </style:style>
    <style:style style:name="T97" style:family="text">
      <style:text-properties fo:color="#000000" officeooo:rsid="0418aad0" style:letter-kerning="true" style:language-asian="zh" style:country-asian="CN" style:font-name-complex="FreeSerif" style:language-complex="ar" style:country-complex="SA"/>
    </style:style>
    <style:style style:name="T98" style:family="text">
      <style:text-properties fo:color="#000000" officeooo:rsid="041a2292" style:letter-kerning="true" style:language-asian="zh" style:country-asian="CN" style:font-name-complex="FreeSerif" style:language-complex="ar" style:country-complex="SA"/>
    </style:style>
    <style:style style:name="T99" style:family="text">
      <style:text-properties fo:color="#000000" officeooo:rsid="00435ff5" style:letter-kerning="true" style:language-asian="zh" style:country-asian="CN" style:font-name-complex="FreeSerif" style:language-complex="ar" style:country-complex="SA"/>
    </style:style>
    <style:style style:name="T100" style:family="text">
      <style:text-properties fo:color="#000000" officeooo:rsid="00465283" style:letter-kerning="true" style:language-asian="zh" style:country-asian="CN" style:font-name-complex="FreeSerif" style:language-complex="ar" style:country-complex="SA"/>
    </style:style>
    <style:style style:name="T101" style:family="text">
      <style:text-properties fo:color="#000000" officeooo:rsid="011ff49b" style:letter-kerning="true" style:language-asian="zh" style:country-asian="CN" style:font-name-complex="FreeSerif" style:language-complex="ar" style:country-complex="SA"/>
    </style:style>
    <style:style style:name="T102" style:family="text">
      <style:text-properties fo:color="#000000" officeooo:rsid="0046e9c4" style:letter-kerning="true" style:language-asian="zh" style:country-asian="CN" style:font-name-complex="FreeSerif" style:language-complex="ar" style:country-complex="SA"/>
    </style:style>
    <style:style style:name="T10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10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05"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6"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07"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8"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9"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0"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1" style:family="text">
      <style:text-properties fo:color="#000000" fo:language="en" fo:country="US" officeooo:rsid="004cabd2" style:letter-kerning="true" style:language-asian="zh" style:country-asian="CN" style:font-name-complex="FreeSerif" style:language-complex="ar" style:country-complex="SA"/>
    </style:style>
    <style:style style:name="T112" style:family="text">
      <style:text-properties fo:color="#000000" fo:language="en" fo:country="US" officeooo:rsid="004e2848" style:letter-kerning="true" style:language-asian="zh" style:country-asian="CN" style:font-name-complex="FreeSerif" style:language-complex="ar" style:country-complex="SA"/>
    </style:style>
    <style:style style:name="T113" style:family="text">
      <style:text-properties fo:color="#000000" fo:language="en" fo:country="US" officeooo:rsid="0047656e" style:letter-kerning="true" style:language-asian="zh" style:country-asian="CN" style:font-name-complex="FreeSerif" style:language-complex="ar" style:country-complex="SA"/>
    </style:style>
    <style:style style:name="T114" style:family="text">
      <style:text-properties fo:color="#000000" fo:language="en" fo:country="US" officeooo:rsid="0046e9c4" style:letter-kerning="true" style:language-asian="zh" style:country-asian="CN" style:font-name-complex="FreeSerif" style:language-complex="ar" style:country-complex="SA"/>
    </style:style>
    <style:style style:name="T115" style:family="text">
      <style:text-properties fo:color="#000000" fo:language="en" fo:country="US" officeooo:rsid="03668782" style:letter-kerning="true" style:language-asian="zh" style:country-asian="CN" style:font-name-complex="FreeSerif" style:language-complex="ar" style:country-complex="SA"/>
    </style:style>
    <style:style style:name="T116" style:family="text">
      <style:text-properties fo:color="#000000" fo:language="en" fo:country="US" officeooo:rsid="013ebebd" style:letter-kerning="true" style:language-asian="zh" style:country-asian="CN" style:font-name-complex="FreeSerif" style:language-complex="ar" style:country-complex="SA"/>
    </style:style>
    <style:style style:name="T117" style:family="text">
      <style:text-properties fo:color="#000000" fo:language="en" fo:country="US" officeooo:rsid="00465283" style:letter-kerning="true" style:language-asian="zh" style:country-asian="CN" style:font-name-complex="FreeSerif" style:language-complex="ar" style:country-complex="SA"/>
    </style:style>
    <style:style style:name="T118" style:family="text">
      <style:text-properties fo:color="#000000" fo:language="en" fo:country="US" officeooo:rsid="0047afbe" style:letter-kerning="true" style:language-asian="zh" style:country-asian="CN" style:font-name-complex="FreeSerif" style:language-complex="ar" style:country-complex="SA"/>
    </style:style>
    <style:style style:name="T119" style:family="text">
      <style:text-properties fo:color="#000000" fo:language="en" fo:country="US" officeooo:rsid="0121a4c1" style:letter-kerning="true" style:language-asian="zh" style:country-asian="CN" style:font-name-complex="FreeSerif" style:language-complex="ar" style:country-complex="SA"/>
    </style:style>
    <style:style style:name="T120" style:family="text">
      <style:text-properties fo:color="#000000" fo:language="en" fo:country="US" officeooo:rsid="00496b34" style:letter-kerning="true" style:language-asian="zh" style:country-asian="CN" style:font-name-complex="FreeSerif" style:language-complex="ar" style:country-complex="SA"/>
    </style:style>
    <style:style style:name="T121" style:family="text">
      <style:text-properties fo:color="#000000" fo:language="en" fo:country="US" officeooo:rsid="013ef9de" style:letter-kerning="true" style:language-asian="zh" style:country-asian="CN" style:font-name-complex="FreeSerif" style:language-complex="ar" style:country-complex="SA"/>
    </style:style>
    <style:style style:name="T122" style:family="text">
      <style:text-properties fo:color="#000000" fo:language="en" fo:country="US" officeooo:rsid="013f1d0c" style:letter-kerning="true" style:language-asian="zh" style:country-asian="CN" style:font-name-complex="FreeSerif" style:language-complex="ar" style:country-complex="SA"/>
    </style:style>
    <style:style style:name="T123" style:family="text">
      <style:text-properties fo:color="#000000" fo:language="en" fo:country="US" officeooo:rsid="0367172f" style:letter-kerning="true" style:language-asian="zh" style:country-asian="CN" style:font-name-complex="FreeSerif" style:language-complex="ar" style:country-complex="SA"/>
    </style:style>
    <style:style style:name="T124" style:family="text">
      <style:text-properties fo:color="#000000" fo:language="en" fo:country="US" officeooo:rsid="0366aa5f" style:letter-kerning="true" style:language-asian="zh" style:country-asian="CN" style:font-name-complex="FreeSerif" style:language-complex="ar" style:country-complex="SA"/>
    </style:style>
    <style:style style:name="T125"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26"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27"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28"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29"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30"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31" style:family="text">
      <style:text-properties fo:color="#000000" style:text-position="sub 58%" style:font-name="Liberation Serif" fo:font-size="12pt" fo:language="en" fo:country="US" fo:font-style="normal" fo:font-weight="normal" officeooo:rsid="0145fde6"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2" style:family="text">
      <style:text-properties fo:color="#000000" style:text-position="sub 58%" style:font-name="Liberation Serif" fo:font-size="12pt" fo:language="en" fo:country="US" fo:font-style="normal" fo:font-weight="normal" officeooo:rsid="004cabd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3" style:family="text">
      <style:text-properties fo:color="#000000" style:text-position="sub 58%" style:font-name="Liberation Serif" fo:font-size="12pt" fo:language="en" fo:country="US" fo:font-style="normal" fo:font-weight="normal" officeooo:rsid="041a2292" style:letter-kerning="true" fo:background-color="#ffff00"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4" style:family="text">
      <style:text-properties fo:color="#000000" style:text-position="sub 58%" style:font-name="Liberation Serif" fo:language="en" fo:country="US" fo:font-style="normal" fo:font-weight="normal" officeooo:rsid="0145fde6"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5" style:family="text">
      <style:text-properties fo:color="#000000" style:text-position="sub 58%" style:font-name="Liberation Serif" fo:language="en" fo:country="US" fo:font-style="normal" fo:font-weight="normal" officeooo:rsid="004cabd2" style:letter-kerning="true" fo:background-color="#ffff00"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6" style:family="text">
      <style:text-properties officeooo:rsid="002ec99f"/>
    </style:style>
    <style:style style:name="T137" style:family="text">
      <style:text-properties officeooo:rsid="0030c76c"/>
    </style:style>
    <style:style style:name="T138" style:family="text">
      <style:text-properties officeooo:rsid="01387819"/>
    </style:style>
    <style:style style:name="T139" style:family="text">
      <style:text-properties fo:font-style="italic"/>
    </style:style>
    <style:style style:name="T140" style:family="text">
      <style:text-properties fo:font-style="italic" style:font-style-asian="italic" style:font-style-complex="italic"/>
    </style:style>
    <style:style style:name="T141" style:family="text">
      <style:text-properties fo:font-style="italic" officeooo:rsid="01387819" style:font-style-asian="italic" style:font-style-complex="italic"/>
    </style:style>
    <style:style style:name="T142" style:family="text">
      <style:text-properties fo:font-style="italic" officeooo:rsid="005c19f8" style:font-style-asian="italic" style:font-style-complex="italic"/>
    </style:style>
    <style:style style:name="T143" style:family="text">
      <style:text-properties officeooo:rsid="004648a2" fo:background-color="transparent" loext:char-shading-value="0"/>
    </style:style>
    <style:style style:name="T144" style:family="text">
      <style:text-properties officeooo:rsid="00454d1a" fo:background-color="transparent" loext:char-shading-value="0"/>
    </style:style>
    <style:style style:name="T145" style:family="text">
      <style:text-properties officeooo:rsid="00489481" fo:background-color="transparent" loext:char-shading-value="0"/>
    </style:style>
    <style:style style:name="T146" style:family="text">
      <style:text-properties officeooo:rsid="00465283" fo:background-color="transparent" loext:char-shading-value="0"/>
    </style:style>
    <style:style style:name="T147" style:family="text">
      <style:text-properties style:text-position="sub 58%" style:font-name="Liberation Serif" fo:font-weight="normal" officeooo:rsid="000a1d62" style:font-weight-asian="normal" style:font-weight-complex="normal"/>
    </style:style>
    <style:style style:name="T148" style:family="text">
      <style:text-properties style:text-position="sub 58%" fo:language="en" fo:country="US" fo:font-style="normal" officeooo:rsid="0145fde6" fo:background-color="#ffff00" loext:char-shading-value="0" style:font-style-asian="normal" style:font-style-complex="normal"/>
    </style:style>
    <style:style style:name="T149" style:family="text">
      <style:text-properties style:text-position="sub 58%" fo:language="en" fo:country="US" fo:font-style="normal" officeooo:rsid="004cabd2" fo:background-color="#ffff00" loext:char-shading-value="0" style:font-style-asian="normal" style:font-style-complex="normal"/>
    </style:style>
    <style:style style:name="T150" style:family="text">
      <style:text-properties style:text-position="sub 58%" fo:language="en" fo:country="US" fo:font-style="normal" officeooo:rsid="041b3704" fo:background-color="#ffff00" loext:char-shading-value="0" style:font-style-asian="normal" style:font-style-complex="normal"/>
    </style:style>
    <style:style style:name="T151" style:family="text">
      <style:text-properties style:text-position="sub 58%" fo:language="en" fo:country="US" officeooo:rsid="0145fde6" fo:background-color="#ffff00" loext:char-shading-value="0"/>
    </style:style>
    <style:style style:name="T152" style:family="text">
      <style:text-properties style:text-position="sub 58%" fo:language="en" fo:country="US" officeooo:rsid="004cabd2" fo:background-color="#ffff00" loext:char-shading-value="0"/>
    </style:style>
    <style:style style:name="T153" style:family="text">
      <style:text-properties style:text-position="sub 58%" fo:language="en" fo:country="US" officeooo:rsid="041a2292" fo:background-color="#ffff00" loext:char-shading-value="0"/>
    </style:style>
    <style:style style:name="T154" style:family="text">
      <style:text-properties style:text-position="sub 58%" fo:font-style="normal" style:font-style-asian="normal" style:font-style-complex="normal"/>
    </style:style>
    <style:style style:name="T155" style:family="text">
      <style:text-properties fo:font-style="normal" style:font-style-asian="normal" style:font-style-complex="normal"/>
    </style:style>
    <style:style style:name="T156" style:family="text">
      <style:text-properties fo:font-style="normal" officeooo:rsid="012c09b7" style:font-style-asian="normal" style:font-style-complex="normal"/>
    </style:style>
    <style:style style:name="T157" style:family="text">
      <style:text-properties fo:font-style="normal" officeooo:rsid="00326c26" style:font-style-asian="normal" style:font-style-complex="normal"/>
    </style:style>
    <style:style style:name="T158" style:family="text">
      <style:text-properties fo:font-style="normal" officeooo:rsid="003328ef" style:font-style-asian="normal" style:font-style-complex="normal"/>
    </style:style>
    <style:style style:name="T159" style:family="text">
      <style:text-properties fo:font-style="normal" officeooo:rsid="0035edde" style:font-style-asian="normal" style:font-style-complex="normal"/>
    </style:style>
    <style:style style:name="T160" style:family="text">
      <style:text-properties fo:font-style="normal" officeooo:rsid="003be2bf" style:font-style-asian="normal" style:font-style-complex="normal"/>
    </style:style>
    <style:style style:name="T161" style:family="text">
      <style:text-properties fo:font-style="normal" officeooo:rsid="003c2309" style:font-style-asian="normal" style:font-style-complex="normal"/>
    </style:style>
    <style:style style:name="T162" style:family="text">
      <style:text-properties fo:font-style="normal" officeooo:rsid="003a438a" style:font-style-asian="normal" style:font-style-complex="normal"/>
    </style:style>
    <style:style style:name="T163" style:family="text">
      <style:text-properties fo:font-style="normal" officeooo:rsid="003dbc9e" style:font-style-asian="normal" style:font-style-complex="normal"/>
    </style:style>
    <style:style style:name="T164" style:family="text">
      <style:text-properties fo:font-style="normal" officeooo:rsid="003ebae3" style:font-style-asian="normal" style:font-style-complex="normal"/>
    </style:style>
    <style:style style:name="T165" style:family="text">
      <style:text-properties fo:font-style="normal" officeooo:rsid="0040d49a" style:font-style-asian="normal" style:font-style-complex="normal"/>
    </style:style>
    <style:style style:name="T166" style:family="text">
      <style:text-properties fo:font-style="normal" officeooo:rsid="00418421" style:font-style-asian="normal" style:font-style-complex="normal"/>
    </style:style>
    <style:style style:name="T167" style:family="text">
      <style:text-properties officeooo:rsid="013ebebd"/>
    </style:style>
    <style:style style:name="T168" style:family="text">
      <style:text-properties officeooo:rsid="011f79bf"/>
    </style:style>
    <style:style style:name="T169" style:family="text">
      <style:text-properties officeooo:rsid="0046e9c4"/>
    </style:style>
    <style:style style:name="T170" style:family="text">
      <style:text-properties officeooo:rsid="0047656e"/>
    </style:style>
    <style:style style:name="T171" style:family="text">
      <style:text-properties officeooo:rsid="00465283"/>
    </style:style>
    <style:style style:name="T172" style:family="text">
      <style:text-properties fo:language="en" fo:country="US" fo:font-style="normal" officeooo:rsid="00418421" fo:background-color="transparent" loext:char-shading-value="0" style:font-style-asian="normal" style:font-style-complex="normal"/>
    </style:style>
    <style:style style:name="T173" style:family="text">
      <style:text-properties fo:language="en" fo:country="US" fo:font-style="normal" officeooo:rsid="004cabd2" fo:background-color="#ffff00" loext:char-shading-value="0" style:font-style-asian="normal" style:font-style-complex="normal"/>
    </style:style>
    <style:style style:name="T174" style:family="text">
      <style:text-properties fo:language="en" fo:country="US" fo:font-style="normal" officeooo:rsid="041b3704" fo:background-color="#ffff00" loext:char-shading-value="0" style:font-style-asian="normal" style:font-style-complex="normal"/>
    </style:style>
    <style:style style:name="T175" style:family="text">
      <style:text-properties fo:language="en" fo:country="US" fo:font-style="normal" officeooo:rsid="0145fde6" fo:background-color="#ffff00" loext:char-shading-value="0" style:font-style-asian="normal" style:font-style-complex="normal"/>
    </style:style>
    <style:style style:name="T176" style:family="text">
      <style:text-properties fo:language="en" fo:country="US" fo:font-style="normal" officeooo:rsid="03687586" fo:background-color="#ffff00" loext:char-shading-value="0" style:font-style-asian="normal" style:font-style-complex="normal"/>
    </style:style>
    <style:style style:name="T177" style:family="text">
      <style:text-properties fo:language="en" fo:country="US" fo:font-style="normal" officeooo:rsid="0384f73c" fo:background-color="#ffff00" loext:char-shading-value="0" style:font-style-asian="normal" style:font-style-complex="normal"/>
    </style:style>
    <style:style style:name="T178" style:family="text">
      <style:text-properties fo:language="en" fo:country="US" officeooo:rsid="00454d1a" fo:background-color="transparent" loext:char-shading-value="0"/>
    </style:style>
    <style:style style:name="T179" style:family="text">
      <style:text-properties fo:language="en" fo:country="US" style:language-asian="zh" style:country-asian="CN" style:language-complex="ar" style:country-complex="SA"/>
    </style:style>
    <style:style style:name="T180" style:family="text">
      <style:text-properties fo:language="en" fo:country="US" officeooo:rsid="004cabd2" fo:background-color="#ffff00" loext:char-shading-value="0"/>
    </style:style>
    <style:style style:name="T181" style:family="text">
      <style:text-properties fo:language="en" fo:country="US" officeooo:rsid="041a2292" fo:background-color="#ffff00" loext:char-shading-value="0"/>
    </style:style>
    <style:style style:name="T182" style:family="text">
      <style:text-properties fo:language="en" fo:country="US" officeooo:rsid="0145fde6" fo:background-color="#ffff00" loext:char-shading-value="0"/>
    </style:style>
    <style:style style:name="T183" style:family="text">
      <style:text-properties fo:language="en" fo:country="US" officeooo:rsid="03687586" fo:background-color="#ffff00" loext:char-shading-value="0"/>
    </style:style>
    <style:style style:name="T184" style:family="text">
      <style:text-properties fo:language="en" fo:country="US" officeooo:rsid="0384f73c" fo:background-color="#ffff00" loext:char-shading-value="0"/>
    </style:style>
    <style:style style:name="T185" style:family="text">
      <style:text-properties fo:language="en" fo:country="US" officeooo:rsid="041b3704" fo:background-color="#ffff00" loext:char-shading-value="0"/>
    </style:style>
    <style:style style:name="T186" style:family="text">
      <style:text-properties officeooo:rsid="0004bfe9"/>
    </style:style>
    <style:style style:name="T187" style:family="text">
      <style:text-properties style:text-position="super 58%" style:font-name="Liberation Serif" fo:font-weight="normal" officeooo:rsid="000a1d62" style:font-weight-asian="normal" style:font-weight-complex="normal"/>
    </style:style>
    <style:style style:name="T188" style:family="text">
      <style:text-properties officeooo:rsid="000e1b21"/>
    </style:style>
    <style:style style:name="T189" style:family="text">
      <style:text-properties style:font-name="Liberation Serif" fo:font-weight="normal" officeooo:rsid="001c1dfa" style:font-weight-asian="normal" style:font-weight-complex="normal"/>
    </style:style>
    <style:style style:name="T190" style:family="text">
      <style:text-properties style:font-name="Liberation Serif" fo:font-weight="normal" officeooo:rsid="000951d7" style:font-weight-asian="normal" style:font-weight-complex="normal"/>
    </style:style>
    <style:style style:name="T191" style:family="text">
      <style:text-properties style:font-name="Liberation Serif" fo:font-weight="normal" officeooo:rsid="000a1d62" style:font-weight-asian="normal" style:font-weight-complex="normal"/>
    </style:style>
    <style:style style:name="T192" style:family="text">
      <style:text-properties style:font-name="Liberation Serif" fo:font-weight="normal" officeooo:rsid="0022ce26" style:font-weight-asian="normal" style:font-weight-complex="normal"/>
    </style:style>
    <style:style style:name="T193" style:family="text">
      <style:text-properties style:font-name="Liberation Serif" fo:font-weight="normal" officeooo:rsid="002d2bf7" style:font-weight-asian="normal" style:font-weight-complex="normal"/>
    </style:style>
    <style:style style:name="T194" style:family="text">
      <style:text-properties style:font-name="Liberation Serif" fo:font-weight="normal" officeooo:rsid="002e19b2" style:font-weight-asian="normal" style:font-weight-complex="normal"/>
    </style:style>
    <style:style style:name="T195" style:family="text">
      <style:text-properties fo:font-size="12pt" officeooo:rsid="0030c76c" style:font-size-asian="12pt" style:font-name-complex="Times New Roman" style:font-size-complex="12pt"/>
    </style:style>
    <style:style style:name="T196" style:family="text">
      <style:text-properties officeooo:rsid="002f3547"/>
    </style:style>
    <style:style style:name="T197" style:family="text">
      <style:text-properties officeooo:rsid="0030896a"/>
    </style:style>
    <style:style style:name="T198" style:family="text">
      <style:text-properties officeooo:rsid="0037878b"/>
    </style:style>
    <style:style style:name="T199" style:family="text">
      <style:text-properties officeooo:rsid="012c09b7"/>
    </style:style>
    <style:style style:name="T200" style:family="text">
      <style:text-properties officeooo:rsid="0043e472"/>
    </style:style>
    <style:style style:name="T201" style:family="text">
      <style:text-properties officeooo:rsid="00489481"/>
    </style:style>
    <style:style style:name="T202" style:family="text">
      <style:text-properties officeooo:rsid="004f41d3"/>
    </style:style>
    <style:style style:name="T203" style:family="text">
      <style:text-properties officeooo:rsid="0052a76f"/>
    </style:style>
    <style:style style:name="T204" style:family="text">
      <style:text-properties officeooo:rsid="005c19f8" fo:background-color="#ffff00" loext:char-shading-value="0"/>
    </style:style>
    <style:style style:name="T205" style:family="text">
      <style:text-properties officeooo:rsid="005c19f8" fo:background-color="#ffff00" loext:char-shading-value="0"/>
    </style:style>
    <style:style style:name="T206" style:family="text">
      <style:text-properties officeooo:rsid="005c1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Nicrophorus <text:span text:style-name="T203">m</text:span>arginatus <text:span text:style-name="T203">Section</text:span></text:p>
      <text:p text:style-name="P2"/>
      <text:p text:style-name="P3">Increase in parental effort leads to modification of parenting behavior, but only rearrangement of immune parameters.</text:p>
      <text:p text:style-name="P2"/>
      <text:p text:style-name="P9">Materials <text:span text:style-name="T136">and </text:span>Methods</text:p>
      <text:p text:style-name="P18"/>
      <text:p text:style-name="P21">Experimental Beetles</text:p>
      <text:p text:style-name="P41">The <text:span text:style-name="T140">Nicrophorus marginatus</text:span> beetles used in this experiment were bred from wild-caught individuals in Buffalo County, Nebraska, USA. <text:s/><text:span text:style-name="T206">In order to reduce parasite loads, the first generation of laboratory-raised beetles had their parents removed after eggs had been laid. <text:s/>Following the initial establishment of the colony, new, wild-caught </text:span><text:span text:style-name="T142">N. </text:span><text:span text:style-name="T206">marginatus were added to the breeding pool every year; these beetles were caught at the Glacier Creek Preserve, Nebraska, USA. <text:s/></text:span><text:span text:style-name="T205">To obtain beetles for experimental purposes, matings were set up. <text:s/>Larvae were removed from their brood container upon entering the wandering stage of behavior. <text:s/>Pupating larvae were kept in containers with their siblings until eclosion.</text:span><text:span text:style-name="T206"> <text:s/>Adults were identified to sex after eclosion and hardening of the exoskeleton had occurred, then individually placed in plastic containers (15 cm x 10 cm x 5 cm) that were filled with moist peat to a height of 2 cm. <text:s/>Beetles and containers were maintained in an insectary at the University of Nebraska Omaha, at a temperature of 22.0 ± 0.2 °C with 15 hours of light and 9 hours of dark per day. <text:s/>Before being assigned to an experimental treatment, beetles were allowed to reach sexual maturity during a period of one month after eclosion. <text:s/>During this time, they were fed, twice per week, 1/4 teaspoon of canned cat food (Science Diet </text:span><text:span text:style-name="Default_20_Paragraph_20_Font"><text:span text:style-name="T195">®</text:span></text:span><text:span text:style-name="T137">, Hill's Pet Nutrition Inc, Topeka, KS, USA).</text:span></text:p>
      <text:p text:style-name="P26"/>
      <text:p text:style-name="P12"><text:span text:style-name="T89">G</text:span><text:span text:style-name="T88">eneral Experimental Design</text:span></text:p>
      <text:p text:style-name="P32">Need to look at how others have written up large experiments like this.</text:p>
      <text:p text:style-name="P27">We looked at: effect of parental effort on immune response; effect of parental effort on adult behavior; effect of parental effort on number of broods raised; effect of parental effort on number of young raised; effect of parental effort on <text:span text:style-name="T196">weight of broods.</text:span></text:p>
      <text:p text:style-name="P21"/>
      <text:p text:style-name="P23">Hemolymph Collection</text:p>
      <text:p text:style-name="P28">To collect hemolymp<text:span text:style-name="T198">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41">et al</text:span><text:span text:style-name="T138">.,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21"/>
      <text:p text:style-name="P22">Phenoloxidase <text:span text:style-name="T197">Activity</text:span> Assay</text:p>
      <text:p text:style-name="P25"><text:span text:style-name="T161">Phenoloxidase activity was quantified by </text:span><text:span text:style-name="T163">measuring </text:span><text:span text:style-name="T164">the rate of conversion of </text:span><text:span text:style-name="T162">L-3,4-dihydroxyphenylalanine </text:span><text:span text:style-name="T161">(</text:span><text:span text:style-name="T155">L-DOPA</text:span><text:span text:style-name="T164">) to dopachrome. <text:s/>The phenoloxidase in hemolymph samples serves as a catalyst for this conversion. <text:s/>P</text:span><text:span text:style-name="T161">reviously f</text:span><text:span text:style-name="T160">rozen h</text:span><text:span text:style-name="T155">emolymph samples </text:span><text:span text:style-name="T164">were thawed </text:span><text:span text:style-name="T155">and briefly vortex</text:span><text:span text:style-name="T164">ed</text:span><text:span text:style-name="T161"> </text:span><text:span text:style-name="T160">to thoroug</text:span><text:span text:style-name="T161">h</text:span><text:span text:style-name="T160">ly mix </text:span><text:span text:style-name="T164">the solution</text:span><text:span text:style-name="T155">. <text:s/>60 </text:span><text:span text:style-name="T156">μl </text:span><text:span text:style-name="T155">of sample was pipetted into a spectrophotometer cuvette that contained 240 </text:span><text:span text:style-name="T156">μl </text:span><text:span text:style-name="T155">of ice-cold PBS. <text:s/>300 </text:span><text:span text:style-name="T156">μl </text:span><text:span text:style-name="T155">of </text:span><text:span text:style-name="T162">L-3,4-dihydroxyphenylalanine </text:span><text:span text:style-name="T161">(</text:span><text:span text:style-name="T155">L-DOPA, 4 mg/ml of H</text:span><text:span text:style-name="T154">2</text:span><text:span text:style-name="T155">0) was then added, and a </text:span><text:span text:style-name="T165">clean </text:span><text:span text:style-name="T155">micropipette </text:span><text:span text:style-name="T165">and tip </text:span><text:span text:style-name="T155">w</text:span><text:span text:style-name="T165">ere</text:span><text:span text:style-name="T155"> used to thoroughly </text:span><text:span text:style-name="T165">combine the mixture</text:span><text:span text:style-name="T157">. <text:s/></text:span><text:span text:style-name="T160">Using a spectrophotometer (Beckman Coulter DU530, USA) </text:span><text:span text:style-name="T165">and a 490 nm filter</text:span><text:span text:style-name="T160">, </text:span><text:span text:style-name="T161">the conversion of L-DOPA to dopachrome was measured over the course of fifteen minutes at 25 </text:span><text:span text:style-name="T156">°</text:span><text:span text:style-name="T161">C</text:span><text:span text:style-name="T160">. <text:s/></text:span><text:span text:style-name="T158">The spectrophotometer’s software was used to measure phenoloxidase activity, which was defined as the </text:span><text:soft-page-break/><text:span text:style-name="T158">rate of </text:span><text:span text:style-name="T159">substrate conversion (absorption/minute) during the reaction’s linear phase. <text:s/></text:span><text:span text:style-name="T166">Previous studies (Wilson et al., 2001, Haine et al., 2008) have demonstrated that this rate of conversion correlates to the concentration of phenoloxidase in a given sample</text:span><text:span text:style-name="T165">. <text:s/></text:span><text:span text:style-name="T166">To verify the repeatability of the results, each sample was analyzed in duplicate (</text:span><text:span text:style-name="T173">F</text:span><text:span text:style-name="T148">1</text:span><text:span text:style-name="T149">, </text:span><text:span text:style-name="T150">144</text:span><text:span text:style-name="T173"> = ?</text:span><text:span text:style-name="T174">.?</text:span><text:span text:style-name="T173">, P </text:span><text:span text:style-name="T175">&lt;</text:span><text:span text:style-name="T173"> 0.</text:span><text:span text:style-name="T175">0001, </text:span><text:span text:style-name="T176">R=</text:span><text:span text:style-name="T177">0.</text:span><text:span text:style-name="T174">???</text:span><text:span text:style-name="T172">), and an average of the two values was calculated to determine the final phenoloxidase activity amount for each beetle.</text:span></text:p>
      <text:p text:style-name="P29"/>
      <text:p text:style-name="P24">Protein Assay</text:p>
      <text:p text:style-name="P30">Total protein amounts in each hemolymph sample were measured by combining, in a disposable plastic spectrophotometer cuvette, 25 <text:span text:style-name="T199">μl </text:span>of thawed and vortexed sample with 575 <text:span text:style-name="T199">μl </text:span>of Bio-Rad protein assay dye. <text:s/>The two solutions were thoroughly mixed with a clean micropipette and tip, and <text:span text:style-name="T200">allowed to react</text:span> at room temperature for <text:span text:style-name="T200">15 minutes. <text:s/>A spectrophotometer (Beckman Coulter DU530, USA) was used to measure absorbance at 520 nm. <text:s/>Protein levels were calculated using the spectrophotometer’s software and a calibrated standard curve with fixed amounts of bovine serum albumin (Sigma), resulting in concentrations of </text:span><text:span text:style-name="T143">0.216 mg/mL, 0.432 mg/mL, 0.648 mg/mL, and 0.864 mg/mL. <text:s/></text:span><text:span text:style-name="T144">To assess the repeatability of our methods, the assay was conducted twice for each sample (</text:span><text:span text:style-name="T180">F</text:span><text:span text:style-name="T151">1</text:span><text:span text:style-name="T152">, </text:span><text:span text:style-name="T153">126</text:span><text:span text:style-name="T180"> = ?</text:span><text:span text:style-name="T181">.?</text:span><text:span text:style-name="T180">, P </text:span><text:span text:style-name="T182">&lt;</text:span><text:span text:style-name="T180"> 0.</text:span><text:span text:style-name="T182">0001, </text:span><text:span text:style-name="T183">R=?</text:span><text:span text:style-name="T184">.</text:span><text:span text:style-name="T185">?</text:span><text:span text:style-name="T178">).</text:span></text:p>
      <text:p text:style-name="P33"/>
      <text:p text:style-name="P24">Encapsulation and Melanization Assay</text:p>
      <text:p text:style-name="P31">An encapsulation response was used to serve as a simulation of a challenge to the immune system. <text:s/>To elicit the response, a nylon monofilament was gently inserted into the abdomens of beetles that did not have hemolymph previously drawn. <text:s/>Clear nylon fishing line (0.15 mm diameter) was used as the foreign substance that would trigger a beetle’s immune system. <text:s/>Before being used, the fishing line was roughened with fine-grain sandpaper, tied into knots, and cut into 2 mm pieces, each piece with a knot as its center. <text:s/>Beetles involved in this assay had a small hole created in their pleural membrane by a disposable 27-gauge syringe tip needle that was sterilized in 70% ethanol. <text:s/>To insert the nylon filament fully into the beetle’s abdominal cavity, fine-tipped surgical forceps were used; the forceps were sterilized in 70% ethanol between each use. <text:s/>Once implantation was completed, beetles were placed singly into clean individual plastic containers (5.5 cm diameter, 4 cm tall), <text:span text:style-name="T201">transported to a dark room to simulate underground conditions,</text:span> an<text:span text:style-name="T201">d</text:span> allowed to move <text:span text:style-name="T201">freely for two hours. <text:s/>Each container was provisioned at start with a moist paper towel, which was used to prevent beetles from desiccation and additional stress. <text:s/>Once two hours had elapsed, the plastic containers, with beetles, were frozen and held at</text:span><text:span text:style-name="T145"> </text:span><text:span text:style-name="T146">-20 °C </text:span><text:span text:style-name="T145">until the filaments were ready to be dissected out.</text:span></text:p>
      <text:p text:style-name="P21"/>
      <text:p text:style-name="P40"><text:span text:style-name="T43">When filaments were ready to be removed and analyzed, beetles were taken from the -</text:span><text:span text:style-name="T44">20 °C </text:span><text:span text:style-name="T45">freezer and thawed. <text:s/>Using a dissecting microscope and surgical forceps, filaments were removed from beetles’ abdomens, and gently dipped in water to remove any tissue clinging to the filament. <text:s/>To prepare filaments for further analysis, they were carefully placed on a depression microscope slide and covered with a glass slip. <text:s/>Microscope slides were put on top of a thin piece of black plastic, which was used to serve as a control gray value during later analysis. <text:s/>Once properly mounted, filaments were photographed from the front and back by a camera (</text:span><text:span text:style-name="T77">20 megapixel ImagingPlanet camera</text:span><text:span text:style-name="T78">) that was attached to a microscope </text:span><text:span text:style-name="T79">(Olympus SZX12 Dissecting Microscope</text:span><text:span text:style-name="T78">). <text:s/>Once all images were taken using this setup, they were </text:span><text:span text:style-name="T80">examined</text:span><text:span text:style-name="T78"> using ImageJ software (</text:span><text:a xlink:type="simple" xlink:href="http://rsb.info.nih.gov/ij/" text:style-name="Internet_20_link" text:visited-style-name="Visited_20_Internet_20_Link"><text:span text:style-name="T179">http://rsb.info.nih.gov/ij/</text:span></text:a><text:span text:style-name="T79">). <text:s/></text:span><text:span text:style-name="T80">Analysis consisted of using the program’s selection tool to outline each knot’s filament, as well as an additional 0.2 mm on each side, and requesting the ImageJ software to calculate the average gray value for the selected area. <text:s/></text:span><text:span text:style-name="T81">Each filament was analyzed again the following day to assess the repeatability of the process (</text:span><text:span text:style-name="T84">F</text:span><text:span text:style-name="T134">1</text:span><text:span text:style-name="T135">, </text:span><text:span text:style-name="T134">77</text:span><text:span text:style-name="T84"> = ?</text:span><text:span text:style-name="T85">.??</text:span><text:span text:style-name="T84">, P </text:span><text:span text:style-name="T85">&lt;</text:span><text:span text:style-name="T84"> 0.</text:span><text:span text:style-name="T85">0001, </text:span><text:span text:style-name="T86">R=</text:span><text:span text:style-name="T87">0.???</text:span><text:span text:style-name="T82">). <text:s/></text:span><text:span text:style-name="T81">Average gray values could range from 0, indicating a completely black section, to 215, which was completely white. <text:s/>A</text:span><text:span text:style-name="T83">n average of the </text:span><text:span text:style-name="T81">four</text:span><text:span text:style-name="T83"> </text:span><text:span text:style-name="T81">gray </text:span><text:span text:style-name="T83">values was calculated, </text:span><text:span text:style-name="T81">and the control subtracted from this result,</text:span><text:span text:style-name="T83"> to determine the final </text:span><text:span text:style-name="T81">average gray value </text:span><text:span text:style-name="T83">for each beetle.</text:span></text:p>
      <text:p text:style-name="P34"/>
      <text:p text:style-name="P12"><text:soft-page-break/><text:span text:style-name="T186">Nitric Oxide</text:span> Assay</text:p>
      <text:p text:style-name="P40"><text:span text:style-name="T190">Nitric oxide production </text:span><text:span text:style-name="T191">was determined by measuring the nitrite ion (NO</text:span><text:span text:style-name="T147">2</text:span><text:span text:style-name="T187">-</text:span><text:span text:style-name="T191">) concentration in hemolymph, which was collected </text:span><text:span text:style-name="T190">from beetles </text:span><text:span text:style-name="T191">that had provided</text:span><text:span text:style-name="T190"> </text:span><text:span text:style-name="T191">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92">10%</text:span><text:span text:style-name="T191"> hydrochloric acid, and 0.1% N-1-napthylethylenediamine dihydrochloride (NED) in distilled, deionized water). <text:s/></text:span><text:span text:style-name="T193">Each beetle assigned to the assay </text:span><text:span text:style-name="T194">had </text:span><text:span text:style-name="T191">10 </text:span><text:span text:style-name="T60">μl </text:span><text:span text:style-name="T61">of</text:span><text:span text:style-name="T62"> </text:span><text:span text:style-name="T61">hemolymp</text:span><text:span text:style-name="T75">h</text:span><text:span text:style-name="T61"> was incubated with </text:span><text:span text:style-name="T63">50</text:span><text:span text:style-name="T61"> μl</text:span><text:span text:style-name="T64"> </text:span><text:span text:style-name="T61">sulfanilamide </text:span><text:span text:style-name="T63">in a 150ml Eppendorf </text:span><text:span text:style-name="T64">tube at room temperature </text:span><text:span text:style-name="T73">and protected from light</text:span><text:span text:style-name="T64"> </text:span><text:span text:style-name="T63">for </text:span><text:span text:style-name="T74">10</text:span><text:span text:style-name="T63"> minute</text:span><text:span text:style-name="T65">s</text:span><text:span text:style-name="T63"> to allow any precipitate to form. <text:s/>Samples were then centrifuged </text:span><text:span text:style-name="T66">at 5000g</text:span><text:span text:style-name="T65"> </text:span><text:span text:style-name="T63">for </text:span><text:span text:style-name="T66">15</text:span><text:span text:style-name="T63"> minute</text:span><text:span text:style-name="T66">s, </text:span><text:span text:style-name="T74">followed by</text:span><text:span text:style-name="T66"> being immediately placed on ice </text:span><text:span text:style-name="T73">and kept in the dark</text:span><text:span text:style-name="T66">. <text:s/>Once all samples had been collected and prepared, 30</text:span><text:span text:style-name="T64"> </text:span><text:span text:style-name="T60">μl </text:span><text:span text:style-name="T64">of </text:span><text:span text:style-name="T66">each</text:span><text:span text:style-name="T64"> supernatant was drawn out with a micropipette and placed into </text:span><text:span text:style-name="T74">one well of </text:span><text:span text:style-name="T64">a 96-well plate. <text:s/></text:span><text:span text:style-name="T74">When</text:span><text:span text:style-name="T66"> all samples had been loaded into wells, </text:span><text:span text:style-name="T61">25 μl of NED solution was added to </text:span><text:span text:style-name="T62">each </text:span><text:span text:style-name="T64">well</text:span><text:span text:style-name="T62"> and allowed to incubate for </text:span><text:span text:style-name="T64">ten</text:span><text:span text:style-name="T62"> minutes </text:span><text:span text:style-name="T73">while being protected from light</text:span><text:span text:style-name="T62">. <text:s/></text:span><text:span text:style-name="T70">While samples were undergoing their final incubation, sodium nitrite (NaNO</text:span><text:span text:style-name="T130">2</text:span><text:span text:style-name="T70">) standards were created with concentrations of </text:span><text:span text:style-name="T73">0</text:span><text:span text:style-name="T61">μ</text:span><text:span text:style-name="T71">M, 1</text:span><text:span text:style-name="T61">μ</text:span><text:span text:style-name="T71">M, 5</text:span><text:span text:style-name="T61">μ</text:span><text:span text:style-name="T71">M, 10</text:span><text:span text:style-name="T61">μ</text:span><text:span text:style-name="T71">M, 17.5</text:span><text:span text:style-name="T61">μ</text:span><text:span text:style-name="T71">M, 25</text:span><text:span text:style-name="T61">μ</text:span><text:span text:style-name="T71">M, 50</text:span><text:span text:style-name="T61">μ</text:span><text:span text:style-name="T71">M, 75</text:span><text:span text:style-name="T61">μ</text:span><text:span text:style-name="T71">M, </text:span><text:span text:style-name="T70">and </text:span><text:span text:style-name="T71">100</text:span><text:span text:style-name="T61">μ</text:span><text:span text:style-name="T71">M</text:span><text:span text:style-name="T76">.</text:span><text:span text:style-name="T67"> <text:s/></text:span><text:span text:style-name="T68">Absorbance was measured </text:span><text:span text:style-name="T74">for 30 minutes with five-minute intervals, </text:span><text:span text:style-name="T68">using a </text:span><text:span text:style-name="T69">96-well plate reader (Labsystems Multiskan Ascent 354) </text:span><text:span text:style-name="T74">equipped </text:span><text:span text:style-name="T73">with a </text:span><text:span text:style-name="T64">5</text:span><text:span text:style-name="T72">4</text:span><text:span text:style-name="T64">0nm </text:span><text:span text:style-name="T73">filter</text:span><text:span text:style-name="T69">. <text:s/></text:span><text:span text:style-name="T47">When the assay was complete, absorbance values in </text:span><text:span text:style-name="T48">related</text:span><text:span text:style-name="T47"> sample wells were averaged, and the </text:span><text:span text:style-name="T48">mean </text:span><text:span text:style-name="T47">blank value was subtracted from the mean </text:span><text:span text:style-name="T49">sample </text:span><text:span text:style-name="T47">values. <text:s/></text:span><text:span text:style-name="T48">The </text:span><text:span text:style-name="T50">concentration of nitrite in the sample was determined by using the standard curve created from the sodium nitrite standards. <text:s/></text:span><text:span text:style-name="T51">Samples were measured in duplicate </text:span><text:span text:style-name="T52">in order to assess the repeatability of our methods (</text:span><text:span text:style-name="T54">F</text:span><text:span text:style-name="T131">1</text:span><text:span text:style-name="T132">, </text:span><text:span text:style-name="T133">126</text:span><text:span text:style-name="T54"> = ?</text:span><text:span text:style-name="T55">.?</text:span><text:span text:style-name="T54">, P </text:span><text:span text:style-name="T56">&lt;</text:span><text:span text:style-name="T54"> 0.</text:span><text:span text:style-name="T56">0001, </text:span><text:span text:style-name="T57">R=?</text:span><text:span text:style-name="T58">.</text:span><text:span text:style-name="T59">?</text:span><text:span text:style-name="T53">).</text:span></text:p>
      <text:p text:style-name="P17"/>
      <text:p text:style-name="P37">Brood-related Parental Effort</text:p>
      <text:p text:style-name="P36">The total number of broods and larvae raised by a female, as well as the weight of individual larvae in a brood were recorded <text:span text:style-name="T202">when larvae began dispersing from the remnants of the mouse carcass. <text:s/>As females had a unique identifier listed on their brood chamber, when a female’s brood began dispersing, it was recorded that she had successfully raised another brood. <text:s/>At this time, all larvae were removed from the brood chamber, counted, and individually placed on an electronic balance to calculate their mass. <text:s/>This data was recorded, and the total number of larvae in the brood and total brood weight subsequently calculated.</text:span></text:p>
      <text:p text:style-name="P35"/>
      <text:p text:style-name="P35">effect of parental effort on number of broods raised; effect of parental effort on number of young raised; effect of parental effort on <text:span text:style-name="T196">weight of broods</text:span></text:p>
      <text:p text:style-name="P14"/>
      <text:p text:style-name="P11">Statistics</text:p>
      <text:p text:style-name="P16"><text:span text:style-name="T1">All statistical analyses were performed using SAS (SAS Institute Inc. Cary, NC, USA). <text:s/></text:span><text:span text:style-name="T8">To be completed upon begin final statistical analysis.</text:span></text:p>
      <text:p text:style-name="P14"/>
      <text:p text:style-name="P15">standards were 1uM, 5uM, 10uM, 17.5uM, 25uM, 50uM, 75uM, 100uM </text:p>
      <text:p text:style-name="P4"/>
      <text:p text:style-name="P8"><text:a xlink:type="simple" xlink:href="https://www.reference.com/science/make-1-n-hci-solution-81ccdb5a769e9b68" text:style-name="Internet_20_link" text:visited-style-name="Visited_20_Internet_20_Link">https://www.reference.com/science/make-1-n-hci-solution-81ccdb5a769e9b68</text:a></text:p>
      <text:p text:style-name="P38"><text:span text:style-name="T189">“</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39">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4"><text:soft-page-break/></text:p>
      <text:p text:style-name="P7"><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7"><text:a xlink:type="simple" xlink:href="https://www.thermofisher.com/order/catalog/product/G7921" text:style-name="Internet_20_link" text:visited-style-name="Visited_20_Internet_20_Link">https://www.thermofisher.com/order/catalog/product/G7921</text:a></text:p>
      <text:p text:style-name="P7"><text:a xlink:type="simple" xlink:href="http://static.enzolifesciences.com/fileadmin/files/manual/ADI-917-010_insert.pdf" text:style-name="Internet_20_link" text:visited-style-name="Visited_20_Internet_20_Link">http://static.enzolifesciences.com/fileadmin/files/manual/ADI-917-010_insert.pdf</text:a></text:p>
      <text:p text:style-name="P7"><text:a xlink:type="simple" xlink:href="https://resources.rndsystems.com/pdfs/datasheets/kge001.pdf" text:style-name="Internet_20_link" text:visited-style-name="Visited_20_Internet_20_Link">https://resources.rndsystems.com/pdfs/datasheets/kge001.pdf</text:a></text:p>
      <text:p text:style-name="P7">https://www.turnerdesigns.com/t2/doc/appnotes/S-0093.pdf</text:p>
      <text:p text:style-name="P4"/>
      <text:p text:style-name="P5">“<text:span text:style-name="T188">2.7. Nitrite level measurement</text:span></text:p>
      <text:p text:style-name="P6">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4"/>
      <text:p text:style-name="P4">The total amount of protein in each hemolymph sample was measured by combining 40 <text:span text:style-name="T88">μl of </text:span><text:span text:style-name="T94">sample with 960 μl of Bio-Rad protein assay dye in a spectrophotometer cuvette, thoroughly mixing the two with a </text:span><text:span text:style-name="T95">micro</text:span><text:span text:style-name="T94">pipette. <text:s/>This compound was allowed to react for ten minutes, before </text:span><text:span text:style-name="T95">measuring absorbance at 520nm with a spectrophotometer </text:span><text:span text:style-name="T96">(Beckman Coulter DU530, USA)</text:span><text:span text:style-name="T94">. <text:s/>Protein levels were derived using a calibrated standard curve with fixed concentrations of bovine serum albumin (Sigma): 0.216 </text:span><text:span text:style-name="T95">mg/mL</text:span><text:span text:style-name="T94">, 0.432 </text:span><text:span text:style-name="T95">mg/mL</text:span><text:span text:style-name="T94">, 0.648 </text:span><text:span text:style-name="T95">mg/mL </text:span><text:span text:style-name="T94">, and 0.864 </text:span><text:span text:style-name="T95">mg/mL. <text:s/></text:span><text:span text:style-name="T97">This procedure was conducted twice </text:span><text:span text:style-name="T98">for each sample</text:span><text:span text:style-name="T97"> </text:span><text:span text:style-name="T98">in order to assess its repeatability </text:span><text:span text:style-name="T111">(</text:span><text:span text:style-name="T104">F</text:span><text:span text:style-name="T127">1</text:span><text:span text:style-name="T128">, </text:span><text:span text:style-name="T129">126</text:span><text:span text:style-name="T104"> = </text:span><text:span text:style-name="T106">12.67</text:span><text:span text:style-name="T104">, P </text:span><text:span text:style-name="T105">&lt;</text:span><text:span text:style-name="T104"> 0.</text:span><text:span text:style-name="T105">0001, </text:span><text:span text:style-name="T107">R=</text:span><text:span text:style-name="T108">0.</text:span><text:span text:style-name="T110">85</text:span><text:span text:style-name="T109">4</text:span><text:span text:style-name="T112">).</text:span></text:p>
      <text:p text:style-name="P1"/>
      <text:p text:style-name="P20">Experimental Beetles</text:p>
      <text:p text:style-name="P19"><text:span text:style-name="T27">Experimental </text:span><text:span text:style-name="T34">N</text:span><text:span text:style-name="T35">icrophorus</text:span><text:span text:style-name="T34"> orbicollis</text:span><text:span text:style-name="T27"> beetles were reared from a colony that was was initially founded by beetles caught </text:span><text:span text:style-name="T28">at T.L. Davis </text:span><text:span text:style-name="T29">Prairie, Nebraska, USA</text:span><text:span text:style-name="T27">. <text:s/></text:span><text:span text:style-name="T30">The colony was initially started with mite-free </text:span><text:span text:style-name="T36">N. tomentosus</text:span><text:span text:style-name="T37"> acting as surrogate parents </text:span><text:span text:style-name="T38">to </text:span><text:span text:style-name="T35">N. orbicollis</text:span><text:span text:style-name="T38"> larvae</text:span><text:span text:style-name="T37">, so that the </text:span><text:span text:style-name="T39">resulting offspring would not foster these </text:span><text:span text:style-name="T40">commensalist</text:span><text:span text:style-name="T41">s</text:span><text:span text:style-name="T40"> and mutualist</text:span><text:span text:style-name="T41">s (Wilson and Knollenberg,</text:span><text:span text:style-name="T42"> </text:span><text:span text:style-name="T41">1987)</text:span><text:span text:style-name="T39">. <text:s/>At the time of this study, the beetles </text:span><text:span text:style-name="T31">had been </text:span><text:span text:style-name="T27">maintained in an insectary at the University of Nebraska Omaha </text:span><text:span text:style-name="T32">for 15 generations</text:span><text:span text:style-name="T37">. <text:s/></text:span><text:span text:style-name="T27">Adults were </text:span><text:span text:style-name="T33">identified to sex</text:span><text:span text:style-name="T27"> </text:span><text:span text:style-name="T33">after</text:span><text:span text:style-name="T27"> eclosion and placed into </text:span><text:span text:style-name="T33">individual </text:span><text:span text:style-name="T27">plastic containers (15 cm x 10 cm x 5 cm), filled with approximately 2 cm of moist peat. <text:s/></text:span><text:span text:style-name="T3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6">®</text:span></text:span><text:span text:style-name="T32">, Hill's Pet Nutrition Inc, Topeka, KS, USA).</text:span></text:p>
      <text:p text:style-name="P13"/>
      <text:p text:style-name="P10"><text:span text:style-name="T89">G</text:span><text:span text:style-name="T88">eneral Experimental Design</text:span></text:p>
      <text:p text:style-name="P13"><text:span text:style-name="T90">To determine the effect of sex on immune response, w</text:span><text:span text:style-name="T137">hen beetles had reached sexual maturity, </text:span><text:span text:style-name="T89">their </text:span><text:span text:style-name="T91">body mass, </text:span><text:span text:style-name="T89">elytra length </text:span><text:span text:style-name="T91">and</text:span><text:span text:style-name="T89"> pronotum width were measured. <text:s/></text:span><text:span text:style-name="T92">Afterwards, the beetles </text:span><text:span text:style-name="T89">were randomly assigned to one </text:span><text:span text:style-name="T93">of three treatment groups for seven days. <text:s/>In the first treatment group, individuals were fed 1/8 teaspoon of canned cat food per day. <text:s/>The second treatment group consisted of individuals </text:span><text:span text:style-name="T92">that were </text:span><text:span text:style-name="T93">fed 1/8 teaspoon of canned cat food twice during the seven day period. <text:s/>The third treatment group received no food for the seven day period, but had access to water </text:span><text:span text:style-name="T103">ad libitum</text:span><text:span text:style-name="T12"> via </text:span><text:span text:style-name="T13">water-filled glass vials containing </text:span><text:span text:style-name="T12">small cotton rolls</text:span><text:span text:style-name="T13">. <text:s/></text:span><text:span text:style-name="T14">All beetles were housed in the same location of the insectary, </text:span><text:span text:style-name="T15">and only disturbed when food was added to their container or water replenished.</text:span></text:p>
      <text:p text:style-name="P13"/>
      <text:p text:style-name="P13"><text:span text:style-name="T13">At the </text:span><text:span text:style-name="T16">end of the seven day period</text:span><text:span text:style-name="T13">, beetles were </text:span><text:span text:style-name="T17">weighed </text:span><text:span text:style-name="T15">again </text:span><text:span text:style-name="T17">and subsequently</text:span><text:span text:style-name="T13"> </text:span><text:span text:style-name="T15">had hemolymph drawn for use in </text:span><text:span text:style-name="T18">the</text:span><text:span text:style-name="T13"> phenoloxidase and protein assay, </text:span><text:span text:style-name="T15">or subjected to a</text:span><text:span text:style-name="T13"> </text:span><text:span text:style-name="T17">simulated </text:span><text:span text:style-name="T19">encapsulation</text:span><text:span text:style-name="T17"> </text:span><text:span text:style-name="T13">immune </text:span><text:span text:style-name="T20">challenge</text:span><text:span text:style-name="T13"> </text:span><text:span text:style-name="T17">via the </text:span><text:span text:style-name="T13">insertion of </text:span><text:span text:style-name="T17">a small </text:span><text:span text:style-name="T13">nylon monofilament. <text:s/></text:span><text:span text:style-name="T19">By </text:span><text:span text:style-name="T21">quantifying</text:span><text:span text:style-name="T19"> phenoloxidase and </text:span><text:soft-page-break/><text:span text:style-name="T19">encapsulation response, we examined </text:span><text:span text:style-name="T21">aspects of what are considered humoral and cellular innate immunity, </text:span><text:span text:style-name="T22">although this distinction is somewhat </text:span><text:span text:style-name="T23">arbitrary</text:span><text:span text:style-name="T22"> (Strand, 2008)</text:span><text:span text:style-name="T21">. <text:s/></text:span><text:span text:style-name="T18">In or</text:span><text:span text:style-name="T24">d</text:span><text:span text:style-name="T18">er to avoid possible confounding effects, beetles from a</text:span><text:span text:style-name="T11">ll treatment groups </text:span><text:span text:style-name="T18">were handled for</text:span><text:span text:style-name="T25"> </text:span><text:span text:style-name="T26">approximately </text:span><text:span text:style-name="T18">equal amounts of time, and all handling and assays were conducted at approximately he same time of day.</text:span></text:p>
      <text:p text:style-name="P13"/>
      <text:p text:style-name="P10">Encapsulation and Melanization Assay</text:p>
      <text:p text:style-name="P13">To simulate a novel challenge of the immune system <text:span text:style-name="T167">via an encapsulation response</text:span>, a nylon monofilament was inserted into beetle<text:span text:style-name="T168">s</text:span> that did not have hemolymph <text:span text:style-name="T168">previously </text:span>drawn. <text:s/>A clear nylon<text:span text:style-name="T169"> </text:span>fishing line <text:span text:style-name="T167">(0.15 mm diameter)</text:span> was roughened with fine-grain sandpaper, tied into knots, and cut into 2 mm pieces, each piece having a knot in its center. <text:s/>A disposable <text:span text:style-name="T170">27-gauge </text:span>syringe tip <text:span text:style-name="T170">needle</text:span> was used to create a small hole in the pleural membrane between the second and third abdominal sternites. <text:s/><text:span text:style-name="T171">Fine-tipped surgical forceps, </text:span><text:span text:style-name="T99">sterilized in 70% ethanol</text:span><text:span text:style-name="T171">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00">°C</text:span><text:span text:style-name="T101"> </text:span><text:span text:style-name="T102">until the filaments were dissected out.</text:span></text:p>
      <text:p text:style-name="P13"/>
      <text:p text:style-name="P13"><text:span text:style-name="T113">Filaments were removed from thawed beetles </text:span><text:span text:style-name="T114">using a dissecting microscope and surgical </text:span><text:span text:style-name="T115">forceps</text:span><text:span text:style-name="T114">, after which the filament was </text:span><text:span text:style-name="T116">gently and </text:span><text:span text:style-name="T114">quickly dipped in water to remove any </text:span><text:span text:style-name="T116">clumps of tissue</text:span><text:span text:style-name="T114">, and stored in individually-labeled </text:span><text:span text:style-name="T115">1.5 mL </text:span><text:span text:style-name="T114">Eppendorf tubes at -20</text:span><text:span text:style-name="T117"> °C </text:span><text:span text:style-name="T118">until they analyzed. <text:s/></text:span><text:span text:style-name="T119">During analysis, f</text:span><text:span text:style-name="T120">ilaments were placed on a depression microscope slide and covered with a glass slip, the slide placed atop a piece of black plastic that would later </text:span><text:span text:style-name="T115">serve</text:span><text:span text:style-name="T120"> as the control gray value. <text:s/></text:span><text:span text:style-name="T118">Each filament was photographed from the front and the back using a microscope with attached camera (</text:span><text:span text:style-name="T125">Olympus SZX12 Dissecting Microscope,</text:span><text:span text:style-name="T126"> 20 megapixel ImagingPlanet camera</text:span><text:span text:style-name="T11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11">(</text:span><text:span text:style-name="T104">F</text:span><text:span text:style-name="T127">1</text:span><text:span text:style-name="T128">, </text:span><text:span text:style-name="T127">77</text:span><text:span text:style-name="T104"> = </text:span><text:span text:style-name="T105">1956.49</text:span><text:span text:style-name="T104">, P </text:span><text:span text:style-name="T105">&lt;</text:span><text:span text:style-name="T104"> 0.</text:span><text:span text:style-name="T105">0001, </text:span><text:span text:style-name="T107">R=</text:span><text:span text:style-name="T108">0.999</text:span><text:span text:style-name="T112">). <text:s/>Darkness scores ranged from 0 (completely black) to 215 (near-white). <text:s/></text:span><text:span text:style-name="T121">The </text:span><text:span text:style-name="T122">final encapsulation rating </text:span><text:span text:style-name="T121">for each </text:span><text:span text:style-name="T122">beetle</text:span><text:span text:style-name="T121"> </text:span><text:span text:style-name="T122">was calculated as the difference between the average gray value of the control and the </text:span><text:span text:style-name="T123">front and back </text:span><text:span text:style-name="T124">photographs </text:span><text:span text:style-name="T123">of each filament</text:span><text:span text:style-name="T122">.</text:span></text:p>
      <text:p text:style-name="P13"/>
      <text:p text:style-name="P10">Statistics</text:p>
      <text:p text:style-name="P4"><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9">predicted mass </text:span><text:span text:style-name="T10">(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22T19:20:39.382530000</dc:date>
    <meta:editing-duration>P7DT10H49M10S</meta:editing-duration>
    <meta:editing-cycles>39</meta:editing-cycles>
    <meta:generator>LibreOffice/5.2.6.2$MacOSX_X86_64 LibreOffice_project/a3100ed2409ebf1c212f5048fbe377c281438fdc</meta:generator>
    <meta:document-statistic meta:table-count="0" meta:image-count="0" meta:object-count="0" meta:page-count="5" meta:paragraph-count="45" meta:word-count="2955" meta:character-count="19156" meta:non-whitespace-character-count="16156"/>
  </office:meta>
</office:document-meta>
</file>